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weight="bold" officeooo:rsid="000e9f3f" officeooo:paragraph-rsid="000e9f3f" style:font-weight-asian="bold" style:font-weight-complex="bold"/>
    </style:style>
    <style:style style:name="P8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10" style:family="paragraph" style:parent-style-name="Standard" style:list-style-name="L5">
      <style:text-properties style:font-name="Arial" fo:font-weight="normal" officeooo:rsid="000e9f3f" officeooo:paragraph-rsid="001a4bcf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1541d" officeooo:paragraph-rsid="0011541d" style:font-weight-asian="normal" style:font-weight-complex="normal"/>
    </style:style>
    <style:style style:name="P13" style:family="paragraph" style:parent-style-name="Standard" style:list-style-name="L5">
      <style:text-properties style:font-name="Arial" fo:font-weight="normal" officeooo:rsid="001264b9" officeooo:paragraph-rsid="001264b9" style:font-weight-asian="normal" style:font-weight-complex="normal"/>
    </style:style>
    <style:style style:name="P14" style:family="paragraph" style:parent-style-name="Standard" style:list-style-name="L5">
      <style:text-properties style:font-name="Arial" fo:font-weight="normal" officeooo:rsid="001a4bcf" officeooo:paragraph-rsid="001a4bcf" style:font-weight-asian="normal" style:font-weight-complex="normal"/>
    </style:style>
    <style:style style:name="P15" style:family="paragraph" style:parent-style-name="Standard" style:list-style-name="L5">
      <style:text-properties style:font-name="Arial" fo:font-weight="normal" officeooo:rsid="001e6d1c" officeooo:paragraph-rsid="001e6d1c" style:font-weight-asian="normal" style:font-weight-complex="normal"/>
    </style:style>
    <style:style style:name="P16" style:family="paragraph" style:parent-style-name="Standard" style:list-style-name="L5">
      <style:text-properties style:font-name="Arial" fo:font-weight="normal" officeooo:rsid="001e6d1c" officeooo:paragraph-rsid="002173cd" style:font-weight-asian="normal" style:font-weight-complex="normal"/>
    </style:style>
    <style:style style:name="P17" style:family="paragraph" style:parent-style-name="Standard" style:list-style-name="L5">
      <style:text-properties style:font-name="Arial" fo:font-weight="normal" officeooo:rsid="002173cd" officeooo:paragraph-rsid="002173cd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2173cd" officeooo:paragraph-rsid="002173cd" style:font-weight-asian="normal" style:font-weight-complex="normal"/>
    </style:style>
    <style:style style:name="P19" style:family="paragraph" style:parent-style-name="Standard" style:list-style-name="L2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Arial" fo:font-size="12pt" fo:font-weight="normal" officeooo:rsid="00163bf0" officeooo:paragraph-rsid="00136e26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Arial" fo:font-weight="bold" officeooo:rsid="000e9f3f" officeooo:paragraph-rsid="000e9f3f" style:font-weight-asian="bold" style:font-weight-complex="bold"/>
    </style:style>
    <style:style style:name="P26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a5db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c1f65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4cee" style:font-style-asian="normal" style:font-style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36684" style:font-size-asian="12pt" style:font-style-asian="normal" style:font-size-complex="12pt" style:font-style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a4bc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236684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1a4bc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6883702626732041734" text:style-name="L1">
        <text:list-item>
          <text:p text:style-name="P8">pip3</text:p>
        </text:list-item>
        <text:list-item>
          <text:p text:style-name="P8">numpy</text:p>
        </text:list-item>
        <text:list-item>
          <text:p text:style-name="P8">matplotlib</text:p>
        </text:list-item>
        <text:list-item>
          <text:p text:style-name="P8">pillow</text:p>
        </text:list-item>
        <text:list-item>
          <text:p text:style-name="P8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list xml:id="list2894588858711642182" text:style-name="L5">
        <text:list-item>
          <text:p text:style-name="P13">Uso básico, com divisão automática entre treinamento e teste:</text:p>
          <text:list>
            <text:list-item>
              <text:p text:style-name="P20">python3 -m classify <text:span text:style-name="T2">algoritmo</text:span><text:span text:style-name="T6"> </text:span>dataset -i <text:span text:style-name="T3">arquivo_de_entrada</text:span> -c <text:span text:style-name="T3">coluna_da_classe</text:span> -s <text:span text:style-name="T3">proporção_de_treinamento</text:span></text:p>
              <text:p text:style-name="P21"><text:span text:style-name="T7"/></text:p>
            </text:list-item>
          </text:list>
        </text:list-item>
        <text:list-item>
          <text:p text:style-name="P23"><text:span text:style-name="T7">C</text:span><text:span text:style-name="T6">onjunto de treinamento explícito:</text:span></text:p>
          <text:list>
            <text:list-item>
              <text:p text:style-name="P14"><text:span text:style-name="T8">python3 -m classify </text:span><text:span text:style-name="T16">algoritmo </text:span><text:span text:style-name="T8">dataset -i </text:span><text:span text:style-name="T17">conjunto_de_treinamento</text:span><text:span text:style-name="T8"> -c </text:span><text:span text:style-name="T18">coluna_da_classe</text:span><text:span text:style-name="T8"> -e </text:span><text:span text:style-name="T18">conjunto_de_</text:span><text:span text:style-name="T17">teste</text:span></text:p>
            </text:list-item>
          </text:list>
          <text:p text:style-name="P14"><text:span text:style-name="T17"/></text:p>
        </text:list-item>
        <text:list-item>
          <text:p text:style-name="P15"><text:span text:style-name="T8">Espiral simples, </text:span><text:span text:style-name="T11">mostrando e salvando o resultado</text:span><text:span text:style-name="T8">:</text:span></text:p>
          <text:list>
            <text:list-item>
              <text:p text:style-name="P16"><text:span text:style-name="T9">python3 -m classify </text:span><text:span text:style-name="T20">algoritmo</text:span><text:span text:style-name="T9"> -s spiral -g </text:span><text:span text:style-name="T20">tamanho_do_grid</text:span></text:p>
            </text:list-item>
          </text:list>
        </text:list-item>
        <text:list-item>
          <text:p text:style-name="P17"><text:span text:style-name="T9">E</text:span><text:span text:style-name="T8">spiral dupla:</text:span></text:p>
          <text:list>
            <text:list-item>
              <text:p text:style-name="P16"><text:span text:style-name="T9">python3 -m classify </text:span><text:span text:style-name="T21">algoritmo</text:span><text:span text:style-name="T9"> -s spiral -t double -g </text:span><text:span text:style-name="T21">tamanho_do_grid</text:span></text:p>
            </text:list-item>
          </text:list>
        </text:list-item>
      </text:list>
      <text:p text:style-name="P18"><text:span text:style-name="T8"/></text:p>
      <text:list xml:id="list111203320515080" text:continue-numbering="true" text:style-name="L5">
        <text:list-header>
          <text:p text:style-name="P10"><text:span text:style-name="T9">Legenda</text:span><text:span text:style-name="T10">:</text:span></text:p>
          <text:list text:continue-numbering="true">
            <text:list-item>
              <text:p text:style-name="P22"><text:span text:style-name="T6">algoritmo: IB1 ou IB2</text:span></text:p>
            </text:list-item>
            <text:list-item>
              <text:p text:style-name="P22"><text:span text:style-name="T6">arquivo_de_entrada: nome do conjunto de </text:span><text:span text:style-name="T7">entrada</text:span></text:p>
            </text:list-item>
            <text:list-item>
              <text:p text:style-name="P24"><text:span text:style-name="T7">c</text:span><text:span text:style-name="T6">onjunto_de_treinamento: nome do arquivo com o conjunto de treinamento</text:span></text:p>
            </text:list-item>
            <text:list-item>
              <text:p text:style-name="P24"><text:span text:style-name="T6">conjunto_de_teste: nome do arquivo com o conjunto de teste</text:span></text:p>
            </text:list-item>
            <text:list-item>
              <text:p text:style-name="P22"><text:span text:style-name="T6">coluna_da_classe: índice da coluna da classe (começando em 0)</text:span></text:p>
            </text:list-item>
            <text:list-item>
              <text:p text:style-name="P22"><text:span text:style-name="T6">proporção_de_treinamento: </text:span><text:span text:style-name="T7">especifica a porcentagem do conjunto de entrada que será usado como conjunto de treinamento (ex: 50)</text:span></text:p>
            </text:list-item>
          </text:list>
        </text:list-header>
      </text:list>
      <text:p text:style-name="P11"/>
      <text:p text:style-name="P11">Os seguintes comandos exibem todas as configurações possíveis:</text:p>
      <text:p text:style-name="P11"><text:tab/>python3 -m classify --help</text:p>
      <text:p text:style-name="P12"><text:tab/>python3 -m classify IB1 dataset –help</text:p>
      <text:p text:style-name="P12"><text:tab/>python3 -m classify IB1 spiral --help</text:p>
      <text:p text:style-name="P5"/>
      <text:p text:style-name="P3">Exemplos de uso:</text:p>
      <text:list xml:id="list6811434050858858563" text:style-name="L2">
        <text:list-item>
          <text:p text:style-name="P19">generoIris2D:</text:p>
        </text:list-item>
      </text:list>
      <text:p text:style-name="P6"><text:tab/>python3 -m classify IB1 dataset -i datasets/generoIris2D.csv -c 2 -s 50 -o out</text:p>
      <text:p text:style-name="P6"><text:tab/>python3 -m classify IB2 dataset -i datasets/generoIris2D.csv -c 2 -s 50 -o out</text:p>
      <text:p text:style-name="P5"/>
      <text:list xml:id="list8112676495603110928" text:style-name="L3">
        <text:list-item>
          <text:p text:style-name="P25">espiral simples:</text:p>
        </text:list-item>
      </text:list>
      <text:p text:style-name="P5"><text:soft-page-break/><text:tab/>python3 -m classify IB1 spiral -t single -g 50 -o out</text:p>
      <text:p text:style-name="P5"><text:tab/>python3 -m classify IB2 spiral -t single -g 50 -o out</text:p>
      <text:p text:style-name="P5"/>
      <text:list xml:id="list3460235134391956140" text:style-name="L4">
        <text:list-item>
          <text:p text:style-name="P26">espiral dupla:</text:p>
        </text:list-item>
      </text:list>
      <text:p text:style-name="P5"><text:tab/>python3 -m classify IB1 spiral -t double -g 50 -o out</text:p>
      <text:p text:style-name="P5"><text:tab/>python3 -m classify IB2 spiral -t double -g 50 -o ou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11:12:02.632910387</dc:date>
    <meta:editing-duration>PT4H6M4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77" meta:character-count="1725" meta:non-whitespace-character-count="1504"/>
  </office:meta>
</office:document-meta>
</file>